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roximaNova" svg:font-family="ProximaNov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ProximaNova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r goal is to help you be as successful and productive as possible,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roximaNova" svg:font-family="ProximaNov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21:39:07.564314891</meta:creation-date>
    <dc:date>2019-07-27T21:41:16.028067079</dc:date>
    <meta:editing-duration>PT2M8S</meta:editing-duration>
    <meta:editing-cycles>1</meta:editing-cycles>
    <meta:document-statistic meta:table-count="0" meta:image-count="0" meta:object-count="0" meta:page-count="1" meta:paragraph-count="1" meta:word-count="13" meta:character-count="68" meta:non-whitespace-character-count="56"/>
    <meta:generator>LibreOffice/6.0.7.3$Linux_X86_64 LibreOffice_project/00m0$Build-3</meta:generator>
  </office:meta>
</office:document-meta>
</file>